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6.63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27T15:46:39</dc:date>
    <meta:editing-duration>PT19H5M18S</meta:editing-duration>
    <meta:editing-cycles>425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0" meta:non-whitespace-character-count="1200"/>
  </office:meta>
</office:document-meta>
</file>